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3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Time/Programs</text:p>
          </table:table-cell>
          <table:table-cell office:value-type="string" calcext:value-type="string">
            <text:p>EquipoA (M)</text:p>
          </table:table-cell>
          <table:table-cell table:style-name="Default" office:value-type="string" calcext:value-type="string">
            <text:p>EquipoB (L)</text:p>
          </table:table-cell>
          <table:table-cell office:value-type="string" calcext:value-type="string">
            <text:p>EquipoC (E)</text:p>
          </table:table-cell>
          <table:table-cell table:style-name="Default" office:value-type="string" calcext:value-type="string">
            <text:p>EquipoD<text:span text:style-name="T1"> (R)</text:span></text:p>
          </table:table-cell>
          <table:table-cell/>
        </table:table-row>
        <table:table-row table:style-name="ro1">
          <table:table-cell office:value-type="string" calcext:value-type="string">
            <text:p>GZIP Compression</text:p>
          </table:table-cell>
          <table:table-cell table:style-name="ce1" office:value-type="float" office:value="83.76" calcext:value-type="float">
            <text:p>83.76</text:p>
          </table:table-cell>
          <table:table-cell office:value-type="float" office:value="489.09" calcext:value-type="float">
            <text:p>489.09</text:p>
          </table:table-cell>
          <table:table-cell office:value-type="float" office:value="328.93" calcext:value-type="float">
            <text:p>328.93</text:p>
          </table:table-cell>
          <table:table-cell office:value-type="float" office:value="20.74" calcext:value-type="float">
            <text:p>20.74</text:p>
          </table:table-cell>
          <table:table-cell/>
        </table:table-row>
        <table:table-row table:style-name="ro1">
          <table:table-cell office:value-type="string" calcext:value-type="string">
            <text:p>DCRAW</text:p>
          </table:table-cell>
          <table:table-cell office:value-type="float" office:value="98.63" calcext:value-type="float">
            <text:p>98.63</text:p>
          </table:table-cell>
          <table:table-cell office:value-type="float" office:value="140.39" calcext:value-type="float">
            <text:p>140.39</text:p>
          </table:table-cell>
          <table:table-cell office:value-type="float" office:value="425.35" calcext:value-type="float">
            <text:p>425.35</text:p>
          </table:table-cell>
          <table:table-cell office:value-type="float" office:value="39.76" calcext:value-type="float">
            <text:p>39.76</text:p>
          </table:table-cell>
          <table:table-cell/>
        </table:table-row>
        <table:table-row table:style-name="ro1">
          <table:table-cell office:value-type="string" calcext:value-type="string">
            <text:p>Flac Audio Encoding</text:p>
          </table:table-cell>
          <table:table-cell table:style-name="ce1" office:value-type="float" office:value="24.77" calcext:value-type="float">
            <text:p>24.77</text:p>
          </table:table-cell>
          <table:table-cell office:value-type="float" office:value="71.89" calcext:value-type="float">
            <text:p>71.89</text:p>
          </table:table-cell>
          <table:table-cell office:value-type="float" office:value="137.38" calcext:value-type="float">
            <text:p>137.38</text:p>
          </table:table-cell>
          <table:table-cell office:value-type="float" office:value="10.01" calcext:value-type="float">
            <text:p>10.01</text:p>
          </table:table-cell>
          <table:table-cell table:style-name="ce1"/>
        </table:table-row>
        <table:table-row table:style-name="ro1">
          <table:table-cell office:value-type="string" calcext:value-type="string">
            <text:p>GnuPG</text:p>
          </table:table-cell>
          <table:table-cell office:value-type="float" office:value="30.63" calcext:value-type="float">
            <text:p>30.63</text:p>
          </table:table-cell>
          <table:table-cell office:value-type="float" office:value="176.5" calcext:value-type="float">
            <text:p>176.5</text:p>
          </table:table-cell>
          <table:table-cell office:value-type="float" office:value="149.4" calcext:value-type="float">
            <text:p>149.4</text:p>
          </table:table-cell>
          <table:table-cell office:value-type="float" office:value="15.33" calcext:value-type="float">
            <text:p>15.33</text:p>
          </table:table-cell>
          <table:table-cell/>
        </table:table-row>
        <table:table-row table:style-name="ro1">
          <table:table-cell office:value-type="string" calcext:value-type="string">
            <text:p>LPOP</text:p>
          </table:table-cell>
          <table:table-cell office:value-type="float" office:value="954908" calcext:value-type="float">
            <text:p>954908</text:p>
          </table:table-cell>
          <table:table-cell office:value-type="float" office:value="983847" calcext:value-type="float">
            <text:p>983847</text:p>
          </table:table-cell>
          <table:table-cell office:value-type="float" office:value="99541.56" calcext:value-type="float">
            <text:p>99541.56</text:p>
          </table:table-cell>
          <table:table-cell office:value-type="float" office:value="20.74" calcext:value-type="float">
            <text:p>20.74</text:p>
          </table:table-cell>
          <table:table-cell/>
        </table:table-row>
        <table:table-row table:style-name="ro1">
          <table:table-cell office:value-type="string" calcext:value-type="string">
            <text:p>SADD</text:p>
          </table:table-cell>
          <table:table-cell office:value-type="float" office:value="802373" calcext:value-type="float">
            <text:p>802373</text:p>
          </table:table-cell>
          <table:table-cell office:value-type="float" office:value="975431" calcext:value-type="float">
            <text:p>975431</text:p>
          </table:table-cell>
          <table:table-cell office:value-type="float" office:value="82611.96" calcext:value-type="float">
            <text:p>82611.9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PUSH</text:p>
          </table:table-cell>
          <table:table-cell office:value-type="float" office:value="580508" calcext:value-type="float">
            <text:p>580508</text:p>
          </table:table-cell>
          <table:table-cell office:value-type="float" office:value="586437" calcext:value-type="float">
            <text:p>586437</text:p>
          </table:table-cell>
          <table:table-cell office:value-type="float" office:value="59477.92" calcext:value-type="float">
            <text:p>59477.9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915850" calcext:value-type="float">
            <text:p>915850</text:p>
          </table:table-cell>
          <table:table-cell office:value-type="float" office:value="914679" calcext:value-type="float">
            <text:p>914679</text:p>
          </table:table-cell>
          <table:table-cell office:value-type="float" office:value="93546.66" calcext:value-type="float">
            <text:p>93546.6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702428" calcext:value-type="float">
            <text:p>702428</text:p>
          </table:table-cell>
          <table:table-cell office:value-type="float" office:value="714468" calcext:value-type="float">
            <text:p>714468</text:p>
          </table:table-cell>
          <table:table-cell office:value-type="float" office:value="72934.58" calcext:value-type="float">
            <text:p>72934.5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imed MAFFT Aligment</text:p>
          </table:table-cell>
          <table:table-cell office:value-type="float" office:value="18.5" calcext:value-type="float">
            <text:p>18.5</text:p>
          </table:table-cell>
          <table:table-cell office:value-type="float" office:value="33.7" calcext:value-type="float">
            <text:p>33.7</text:p>
          </table:table-cell>
          <table:table-cell office:value-type="float" office:value="150.35" calcext:value-type="float">
            <text:p>150.35</text:p>
          </table:table-cell>
          <table:table-cell office:value-type="float" office:value="36.76" calcext:value-type="float">
            <text:p>36.76</text:p>
          </table:table-cell>
          <table:table-cell/>
        </table:table-row>
        <table:table-row table:style-name="ro1">
          <table:table-cell office:value-type="string" calcext:value-type="string">
            <text:p>Timed Mr.Bayes Analysis</text:p>
          </table:table-cell>
          <table:table-cell office:value-type="float" office:value="1470" calcext:value-type="float">
            <text:p>1470</text:p>
          </table:table-cell>
          <table:table-cell office:value-type="float" office:value="2658.79" calcext:value-type="float">
            <text:p>2658.79</text:p>
          </table:table-cell>
          <table:table-cell office:value-type="float" office:value="1520" calcext:value-type="float">
            <text:p>1520</text:p>
          </table:table-cell>
          <table:table-cell office:value-type="float" office:value="34.35" calcext:value-type="float">
            <text:p>34.35</text:p>
          </table:table-cell>
          <table:table-cell/>
        </table:table-row>
        <table:table-row table:style-name="ro1">
          <table:table-cell office:value-type="string" calcext:value-type="string">
            <text:p>Timed Mplayer Compilation</text:p>
          </table:table-cell>
          <table:table-cell office:value-type="float" office:value="242" calcext:value-type="float">
            <text:p>242</text:p>
          </table:table-cell>
          <table:table-cell office:value-type="float" office:value="839.15" calcext:value-type="float">
            <text:p>839.15</text:p>
          </table:table-cell>
          <table:table-cell office:value-type="float" office:value="1217.97" calcext:value-type="float">
            <text:p>1217.97</text:p>
          </table:table-cell>
          <table:table-cell office:value-type="float" office:value="86.47" calcext:value-type="float">
            <text:p>86.47</text:p>
          </table:table-cell>
          <table:table-cell/>
        </table:table-row>
        <table:table-row table:style-name="ro1">
          <table:table-cell office:value-type="string" calcext:value-type="string">
            <text:p>Timed PHP Compilation</text:p>
          </table:table-cell>
          <table:table-cell office:value-type="float" office:value="509" calcext:value-type="float">
            <text:p>509</text:p>
          </table:table-cell>
          <table:table-cell office:value-type="float" office:value="1311.82" calcext:value-type="float">
            <text:p>1311.82</text:p>
          </table:table-cell>
          <table:table-cell office:value-type="float" office:value="2073.27" calcext:value-type="float">
            <text:p>2073.27</text:p>
          </table:table-cell>
          <table:table-cell office:value-type="float" office:value="44.04" calcext:value-type="float">
            <text:p>44.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16:34:26.1719802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5:20:40.813707306</meta:creation-date>
    <dc:date>2019-02-17T16:36:42.648639713</dc:date>
    <meta:editing-duration>PT2H46M21S</meta:editing-duration>
    <meta:editing-cycles>13</meta:editing-cycles>
    <meta:generator>LibreOffice/6.0.7.3$Linux_X86_64 LibreOffice_project/00m0$Build-3</meta:generator>
    <meta:document-statistic meta:table-count="1" meta:cell-count="66" meta:object-count="0"/>
  </office:meta>
</office:document-meta>
</file>